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100000362A7374DDC7F1C8F1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7.798in" draw:z-index="0"><draw:image xlink:href="Pictures/100000000000030100000362A7374DDC7F1C8F1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1:11:01.057000000</meta:creation-date>
    <meta:print-date>2019-08-30T11:11:12.804000000</meta:print-date>
    <dc:date>2019-08-30T11:11:48.675000000</dc:date>
    <meta:editing-duration>PT4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3.2.2$Windows_X86_64 LibreOffice_project/6cd4f1ef626f15116896b1d8e1398b56da0d0ee1</meta:generator>
  </office:meta>
</office:document-meta>
</file>